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016cm"/>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fo:font-size="12pt" fo:language="de" fo:country="DE"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2" style:family="paragraph" style:parent-style-name="Standard">
      <style:paragraph-properties>
        <style:tab-stops/>
      </style:paragraph-properties>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style>
    <style:style style:name="P3" style:family="paragraph" style:parent-style-name="Standard">
      <style:text-properties style:use-window-font-color="true" fo:font-size="12pt" fo:language="de" fo:country="DE" style:font-name-asian="Times New Roman" style:font-size-asian="12pt" style:font-name-complex="Times New Roman" style:font-size-complex="12pt"/>
    </style:style>
    <style:style style:name="P4" style:family="paragraph" style:parent-style-name="Standard">
      <style:paragraph-properties>
        <style:tab-stops/>
      </style:paragraph-properties>
      <style:text-properties style:use-window-font-color="true" fo:font-size="12pt" fo:language="de" fo:country="DE" style:font-name-asian="Times New Roman" style:font-size-asian="12pt" style:font-name-complex="Times New Roman" style:font-size-complex="12pt"/>
    </style:style>
    <style:style style:name="P5" style:family="paragraph" style:parent-style-name="Standard">
      <style:text-properties style:use-window-font-color="true" fo:font-size="12pt" fo:language="de" fo:country="DE" style:text-underline-style="none"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text-properties style:use-window-font-color="true" style:font-name="Courier New" fo:font-size="12pt" fo:language="de" fo:country="DE" style:text-underline-style="none"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style:tab-stops/>
      </style:paragraph-properties>
      <style:text-properties style:use-window-font-color="true" style:font-name="Courier" fo:font-size="12pt" fo:language="de" fo:country="DE" style:text-underline-style="none" style:font-name-asian="Times New Roman" style:font-size-asian="12pt" style:font-name-complex="Times New Roman"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text-properties style:font-name="courier" fo:font-size="15pt" style:text-underline-style="none"/>
    </style:style>
    <style:style style:name="P10" style:family="paragraph" style:parent-style-name="Standard">
      <style:text-properties style:font-name="courier" fo:font-size="12pt" style:text-underline-style="none" style:font-size-asian="12pt" style:font-size-complex="12pt"/>
    </style:style>
    <style:style style:name="P11" style:family="paragraph" style:parent-style-name="Standard">
      <style:paragraph-properties>
        <style:tab-stops/>
      </style:paragraph-properties>
      <style:text-properties style:font-name="Courier"/>
    </style:style>
    <style:style style:name="P12" style:family="paragraph" style:parent-style-name="Standard">
      <style:text-properties style:font-name="Courier" fo:font-size="12pt" style:font-size-asian="12pt" style:font-size-complex="12pt"/>
    </style:style>
    <style:style style:name="P13" style:family="paragraph" style:parent-style-name="Standard">
      <style:text-properties style:font-name="Courier New" fo:font-size="12pt" style:font-size-asian="12pt" style:font-size-complex="12pt"/>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margin-left="0.501cm" fo:margin-right="0cm" fo:text-indent="-0.501cm" style:auto-text-indent="false"/>
      <style:text-properties style:use-window-font-color="true" fo:font-size="10pt" fo:language="de" fo:country="DE" style:font-name-asian="Times New Roman" style:font-size-asian="10pt" style:font-name-complex="Times New Roman" style:font-size-complex="10pt"/>
    </style:style>
    <style:style style:name="P16" style:family="paragraph" style:parent-style-name="Standard">
      <style:paragraph-properties fo:margin-left="0.501cm" fo:margin-right="0cm" fo:text-indent="-0.501cm" style:auto-text-indent="false"/>
      <style:text-properties style:use-window-font-color="true" fo:font-size="12pt" fo:language="de" fo:country="DE" style:font-name-asian="Times New Roman" style:font-size-asian="12pt" style:font-name-complex="Times New Roman" style:font-size-complex="12pt"/>
    </style:style>
    <style:style style:name="P17" style:family="paragraph" style:parent-style-name="Standard">
      <style:paragraph-properties fo:margin-left="0.501cm" fo:margin-right="0cm" fo:text-indent="-0.501cm" style:auto-text-indent="false"/>
      <style:text-properties style:use-window-font-color="true" fo:font-size="12pt" fo:language="de" fo:country="DE" style:text-underline-style="none" style:font-name-asian="Times New Roman" style:font-size-asian="12pt" style:font-name-complex="Times New Roman" style:font-size-complex="12pt"/>
    </style:style>
    <style:style style:name="P18" style:family="paragraph" style:parent-style-name="Standard">
      <style:paragraph-properties fo:margin-left="0cm" fo:margin-right="0cm" fo:text-indent="0cm" style:auto-text-indent="false">
        <style:tab-stops/>
      </style:paragraph-properties>
      <style:text-properties style:use-window-font-color="true" fo:font-size="12pt" fo:language="de" fo:country="DE" style:font-name-asian="Times New Roman" style:font-size-asian="12pt" style:font-name-complex="Times New Roman" style:font-size-complex="12pt"/>
    </style:style>
    <style:style style:name="P19" style:family="paragraph" style:parent-style-name="Standard">
      <style:paragraph-properties fo:margin-left="0cm" fo:margin-right="0cm" fo:text-indent="0cm" style:auto-text-indent="false">
        <style:tab-stops/>
      </style:paragraph-properties>
      <style:text-properties style:use-window-font-color="true" fo:font-size="12pt" fo:language="de" fo:country="DE"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20" style:family="paragraph" style:parent-style-name="Standard">
      <style:paragraph-properties fo:margin-left="0cm" fo:margin-right="0cm" fo:text-indent="0cm" style:auto-text-indent="false">
        <style:tab-stops/>
      </style:paragraph-properties>
      <style:text-properties style:use-window-font-color="true" fo:font-size="12pt" fo:language="de" fo:country="DE" style:text-underline-style="none" fo:font-weight="bold" style:font-name-asian="Times New Roman" style:font-size-asian="12pt" style:font-weight-asian="bold" style:font-name-complex="Times New Roman" style:font-size-complex="12pt"/>
    </style:style>
    <style:style style:name="P21" style:family="paragraph" style:parent-style-name="Standard">
      <style:paragraph-properties fo:margin-left="0cm" fo:margin-right="0cm" fo:text-indent="0cm" style:auto-text-indent="false">
        <style:tab-stops/>
      </style:paragraph-properties>
      <style:text-properties style:use-window-font-color="true" style:font-name="courier" fo:font-size="15pt" fo:language="de" fo:country="DE" style:text-underline-style="none" style:font-name-asian="Times New Roman" style:font-size-asian="12pt" style:font-name-complex="Times New Roman" style:font-size-complex="12pt"/>
    </style:style>
    <style:style style:name="P22" style:family="paragraph" style:parent-style-name="Standard">
      <style:paragraph-properties fo:margin-left="0cm" fo:margin-right="0cm" fo:text-indent="0cm" style:auto-text-indent="false">
        <style:tab-stops/>
      </style:paragraph-properties>
      <style:text-properties style:use-window-font-color="true" style:font-name="courier" fo:font-size="12pt" fo:language="de" fo:country="DE" style:text-underline-style="none" style:font-name-asian="Times New Roman" style:font-size-asian="12pt" style:font-name-complex="Times New Roman" style:font-size-complex="12pt"/>
    </style:style>
    <style:style style:name="P23" style:family="paragraph" style:parent-style-name="Standard">
      <style:paragraph-properties fo:margin-left="0cm" fo:margin-right="0cm" fo:text-indent="0cm" style:auto-text-indent="false" fo:break-before="page">
        <style:tab-stops/>
      </style:paragraph-properties>
      <style:text-properties style:use-window-font-color="true" style:font-name="Times New Roman" fo:font-size="12pt" fo:language="de" fo:country="DE" style:text-underline-style="none" style:font-name-asian="Times New Roman" style:font-size-asian="12pt" style:font-name-complex="Times New Roman" style:font-size-complex="12pt"/>
    </style:style>
    <style:style style:name="P24" style:family="paragraph" style:parent-style-name="Table_20_Contents">
      <style:text-properties fo:font-size="12pt" style:font-name-asian="Times New Roman" style:font-size-asian="12pt" style:font-name-complex="Times New Roman" style:font-size-complex="12pt"/>
    </style:style>
    <style:style style:name="P25" style:family="paragraph" style:parent-style-name="Standard" style:master-page-name="Standard">
      <style:paragraph-properties fo:margin-left="0.501cm" fo:margin-right="0cm" fo:text-indent="-0.501cm" style:auto-text-indent="false" style:page-number="auto"/>
      <style:text-properties style:use-window-font-color="true" fo:font-size="14pt" fo:language="de" fo:country="DE" style:text-underline-style="solid" style:text-underline-width="auto" style:text-underline-color="font-color" style:font-name-asian="Times New Roman" style:font-size-asian="14pt" style:font-name-complex="Times New Roman" style:font-size-complex="14pt"/>
    </style:style>
    <style:style style:name="P26" style:family="paragraph" style:parent-style-name="Standard">
      <style:text-properties style:use-window-font-color="true" fo:font-size="12pt" fo:language="de" fo:country="DE" style:font-name-asian="Times New Roman" style:font-size-asian="12pt" style:font-name-complex="Times New Roman" style:font-size-complex="12pt"/>
    </style:style>
    <style:style style:name="P27" style:family="paragraph" style:parent-style-name="Standard" style:list-style-name="L1">
      <style:paragraph-properties>
        <style:tab-stops/>
      </style:paragraph-properties>
      <style:text-properties style:use-window-font-color="true" fo:font-size="12pt" fo:language="de" fo:country="DE" style:font-name-asian="Times New Roman" style:font-size-asian="12pt" style:font-name-complex="Times New Roman" style:font-size-complex="12pt"/>
    </style:style>
    <style:style style:name="P28" style:family="paragraph" style:parent-style-name="Standard" style:list-style-name="L3">
      <style:paragraph-properties>
        <style:tab-stops/>
      </style:paragraph-properties>
      <style:text-properties style:use-window-font-color="true" fo:font-size="12pt" fo:language="de" fo:country="DE" style:font-name-asian="Times New Roman" style:font-size-asian="12pt" style:font-name-complex="Times New Roman" style:font-size-complex="12pt"/>
    </style:style>
    <style:style style:name="P29" style:family="paragraph" style:parent-style-name="Standard" style:list-style-name="L2">
      <style:text-properties style:use-window-font-color="true" fo:font-size="12pt" fo:language="de" fo:country="DE" style:font-name-asian="Times New Roman" style:font-size-asian="12pt" style:font-name-complex="Times New Roman" style:font-size-complex="12pt"/>
    </style:style>
    <style:style style:name="P30" style:family="paragraph" style:parent-style-name="Standard" style:list-style-name="L4">
      <style:text-properties style:use-window-font-color="true" fo:font-size="12pt" fo:language="de" fo:country="DE" style:font-name-asian="Times New Roman" style:font-size-asian="12pt" style:font-name-complex="Times New Roman" style:font-size-complex="12pt"/>
    </style:style>
    <style:style style:name="P31" style:family="paragraph" style:parent-style-name="Standard" style:list-style-name="L5">
      <style:text-properties style:use-window-font-color="true" fo:font-size="12pt" fo:language="de" fo:country="DE" style:font-name-asian="Times New Roman" style:font-size-asian="12pt" style:font-name-complex="Times New Roman" style:font-size-complex="12pt"/>
    </style:style>
    <style:style style:name="P32" style:family="paragraph" style:parent-style-name="Standard" style:list-style-name="L6">
      <style:text-properties style:use-window-font-color="true" fo:font-size="12pt" fo:language="de" fo:country="DE" style:font-name-asian="Times New Roman" style:font-size-asian="12pt" style:font-name-complex="Times New Roman" style:font-size-complex="12pt"/>
    </style:style>
    <style:style style:name="P33" style:family="paragraph" style:parent-style-name="Standard" style:list-style-name="L7">
      <style:text-properties style:use-window-font-color="true" fo:font-size="12pt" fo:language="de" fo:country="DE" style:font-name-asian="Times New Roman" style:font-size-asian="12pt" style:font-name-complex="Times New Roman" style:font-size-complex="12pt"/>
    </style:style>
    <style:style style:name="P34" style:family="paragraph" style:parent-style-name="Standard" style:list-style-name="L8">
      <style:text-properties style:use-window-font-color="true" fo:font-size="12pt" fo:language="de" fo:country="DE" style:font-name-asian="Times New Roman" style:font-size-asian="12pt" style:font-name-complex="Times New Roman" style:font-size-complex="12pt"/>
    </style:style>
    <style:style style:name="P35" style:family="paragraph" style:parent-style-name="Standard" style:list-style-name="L9">
      <style:text-properties style:use-window-font-color="true" fo:font-size="12pt" fo:language="de" fo:country="DE" style:font-name-asian="Times New Roman" style:font-size-asian="12pt" style:font-name-complex="Times New Roman" style:font-size-complex="12pt"/>
    </style:style>
    <style:style style:name="P36" style:family="paragraph" style:parent-style-name="Standard">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style>
    <style:style style:name="P37" style:family="paragraph" style:parent-style-name="Standard" style:list-style-name="L3">
      <style:paragraph-properties>
        <style:tab-stops/>
      </style:paragraph-properties>
    </style:style>
    <style:style style:name="P38" style:family="paragraph" style:parent-style-name="Standard" style:list-style-name="L5"/>
    <style:style style:name="P39" style:family="paragraph" style:parent-style-name="Standard" style:list-style-name="L10"/>
    <style:style style:name="P40" style:family="paragraph" style:parent-style-name="Standard">
      <style:text-properties style:font-name="FreeMono" fo:font-weight="bold" style:font-weight-asian="bold" style:font-weight-complex="bold"/>
    </style:style>
    <style:style style:name="P41" style:family="paragraph" style:parent-style-name="Standard" style:list-style-name="L9">
      <style:paragraph-properties fo:break-before="page"/>
      <style:text-properties style:use-window-font-color="true" fo:font-size="12pt" fo:language="de" fo:country="DE" style:font-name-asian="Times New Roman" style:font-size-asian="12pt" style:font-name-complex="Times New Roman" style:font-size-complex="12pt"/>
    </style:style>
    <style:style style:name="P42" style:family="paragraph">
      <style:paragraph-properties fo:text-align="start"/>
    </style:style>
    <style:style style:name="P43"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use-window-font-color="true" fo:font-size="12pt" fo:language="de" fo:country="DE" style:font-name-asian="Times New Roman" style:font-size-asian="12pt" style:font-name-complex="Times New Roman" style:font-size-complex="12pt"/>
    </style:style>
    <style:style style:name="T3" style:family="text">
      <style:text-properties style:use-window-font-color="true" fo:font-size="12pt" fo:language="de" fo:country="DE" style:text-underline-style="none" style:font-name-asian="Times New Roman" style:font-size-asian="12pt" style:font-name-complex="Times New Roman" style:font-size-complex="12pt"/>
    </style:style>
    <style:style style:name="T4" style:family="text">
      <style:text-properties style:use-window-font-color="true" fo:font-size="12pt" fo:language="de" fo:country="DE" fo:font-weight="bold" style:font-name-asian="Times New Roman" style:font-size-asian="12pt" style:font-weight-asian="bold" style:font-name-complex="Times New Roman" style:font-size-complex="12pt" style:font-weight-complex="bold"/>
    </style:style>
    <style:style style:name="T5" style:family="text">
      <style:text-properties style:use-window-font-color="true" fo:language="de" fo:country="DE" style:text-underline-style="none" fo:font-weight="normal" style:font-name-asian="Times New Roman" style:font-weight-asian="normal" style:font-name-complex="Times New Roman"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661cm"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661cm" style:run-through="foreground"/>
    </style:style>
    <style:style style:name="gr7" style:family="graphic">
      <style:graphic-properties draw:stroke="solid" svg:stroke-color="#000000" draw:fill="none" draw:fill-color="#ffffff" fo:min-height="0.637cm" style:run-through="foreground"/>
    </style:style>
    <style:style style:name="gr8" style:family="graphic">
      <style:graphic-properties draw:stroke="solid" svg:stroke-color="#000000" draw:fill="none" draw:fill-color="#ffffff" fo:min-height="0.688cm" style:run-through="foreground"/>
    </style:style>
    <style:style style:name="gr9" style:family="graphic">
      <style:graphic-properties draw:fill="none" draw:fill-color="#ffffff" fo:min-height="0.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51cm" style:run-through="foreground"/>
    </style:style>
    <style:style style:name="gr12" style:family="graphic">
      <style:graphic-properties draw:stroke="solid" svg:stroke-color="#000000" draw:fill="none" draw:fill-color="#ffffff" fo:min-height="3.512cm" style:run-through="foreground"/>
    </style:style>
    <style:style style:name="gr13" style:family="graphic">
      <style:graphic-properties draw:marker-end="Arrow" draw:textarea-horizontal-align="center" draw:textarea-vertical-align="middle" style:run-through="foreground"/>
    </style:style>
    <style:style style:name="gr14" style:family="graphic">
      <style:graphic-properties draw:stroke="solid" svg:stroke-color="#000000" draw:fill="none" draw:fill-color="#ffffff" fo:min-height="2.417cm" style:run-through="foreground"/>
    </style:style>
    <style:style style:name="gr15" style:family="graphic">
      <style:graphic-properties draw:fill="none" draw:fill-color="#ffffff" fo:min-height="2.189cm" style:run-through="foreground"/>
    </style:style>
    <style:style style:name="gr1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4.70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Vererbung</text:p>
      <text:p text:style-name="P15"/>
      <text:p text:style-name="P16">„Was du ererbt von deinen Vätern hast, erwirb es, um es zu besitzen“ J. W. Goethe</text:p>
      <text:p text:style-name="P16"/>
      <text:p text:style-name="P16">Worum geht es?</text:p>
      <text:p text:style-name="P18">Es wird etwas, was bereits existiert, weitergegeben. In der Programmierung sind es die Member einer Klasse. </text:p>
      <text:p text:style-name="P18">Die Klasse, die etwas vererbt nennt man <text:span text:style-name="T1">Basisklasse</text:span>, die erbende Klasse <text:span text:style-name="T1">abgeleitete Klasse</text:span>. </text:p>
      <text:p text:style-name="P18">Auch die Begriffe <text:span text:style-name="T1">Eltern-</text:span> und <text:span text:style-name="T1">Kindklasse</text:span> sind üblich.</text:p>
      <text:p text:style-name="P18">Vererbung kann mehrfach hintereinander geschehen bei Vererbung in einem Schritt spricht man auch von <text:span text:style-name="T1">direkter Basis</text:span>- bzw. direkt abgeleiteter Klasse.</text:p>
      <text:p text:style-name="P18"/>
      <text:p text:style-name="P10">class Besch</text:p>
      <text:p text:style-name="P10">{</text:p>
      <text:p text:style-name="P10"><text:s text:c="2"/>public:<text:tab/>Besch( String Name);</text:p>
      <text:p text:style-name="P10"><text:tab/><text:tab/>String getName() const;</text:p>
      <text:p text:style-name="P10"><text:tab/><text:tab/>void setName(String Name);</text:p>
      <text:p text:style-name="P10"/>
      <text:p text:style-name="P10"><text:tab/><text:tab/>~Besch(){}</text:p>
      <text:p text:style-name="P10"><text:s text:c="2"/>private:<text:tab/>String Name;</text:p>
      <text:p text:style-name="P10">};</text:p>
      <text:p text:style-name="P10"/>
      <text:p text:style-name="P10">class Arbeiter : public Besch</text:p>
      <text:p text:style-name="P10">{</text:p>
      <text:p text:style-name="P10"><text:s text:c="2"/>public:<text:tab/>Arbeiter( String name, float StdLohn);</text:p>
      <text:p text:style-name="P10"><text:tab/><text:tab/>void setLohn(float StdLohn);</text:p>
      <text:p text:style-name="P10"><text:tab/><text:tab/>void setStd (int Stunden);</text:p>
      <text:p text:style-name="P10"/>
      <text:p text:style-name="P10"><text:s text:c="2"/>private:<text:tab/>float Lohn, Stunden;</text:p>
      <text:p text:style-name="P10">};</text:p>
      <text:p text:style-name="P10"/>
      <text:p text:style-name="P10">class Angest : public Besch</text:p>
      <text:p text:style-name="P10">{</text:p>
      <text:p text:style-name="P10"><text:s text:c="2"/>public:<text:tab/>Angest(String Name, float Gehalt);</text:p>
      <text:p text:style-name="P10"><text:tab/><text:tab/>void setGehalt (float Gehalt);</text:p>
      <text:p text:style-name="P10"/>
      <text:p text:style-name="P10"><text:s text:c="2"/>private:<text:tab/>float Gehalt;</text:p>
      <text:p text:style-name="P22">};</text:p>
      <text:p text:style-name="P22"/>
      <text:p text:style-name="P23">Klassendiagramm:</text:p>
      <text:p text:style-name="P18"/>
      <text:p text:style-name="P18"><draw:frame text:anchor-type="paragraph" draw:z-index="0" draw:style-name="gr1" draw:text-style-name="P42" svg:width="7.252cm" svg:height="3.41cm" svg:x="5.343cm" svg:y="0.123cm"><draw:text-box><text:p text:style-name="P42">Class Besch</text:p><text:p text:style-name="P42">---------------------------------------------------</text:p><text:p text:style-name="P42">public Methods:</text:p><text:p text:style-name="P42"><text:s text:c="2"/>Besch(String Name);</text:p><text:p text:style-name="P42"><text:s text:c="2"/>void setName(String Name);</text:p><text:p text:style-name="P42">private Data:</text:p><text:p text:style-name="P42"><text:s text:c="2"/>String Name;</text:p></draw:text-box></draw:frame></text:p>
      <text:p text:style-name="P18"><draw:caption text:anchor-type="paragraph" draw:z-index="8" draw:style-name="gr9" svg:width="1.96cm" svg:height="0.763cm" svg:x="14.771cm" svg:y="0.266cm" draw:caption-point-x="-2.177cm" draw:caption-point-y="0.967cm"><text:p>Basisklasse</text:p></draw:caption></text:p>
      <text:p text:style-name="P18"/>
      <text:p text:style-name="P18"/>
      <text:p text:style-name="P18"/>
      <text:p text:style-name="P18"/>
      <text:p text:style-name="P18"/>
      <text:p text:style-name="P18"><draw:line text:anchor-type="paragraph" draw:z-index="3" draw:style-name="gr3" draw:text-style-name="P43" svg:x1="3.858cm" svg:y1="1.951cm" svg:x2="7.827cm" svg:y2="0.245cm"><text:p/></draw:line><draw:line text:anchor-type="paragraph" draw:z-index="4" draw:style-name="gr3" draw:text-style-name="P43" svg:x1="12.481cm" svg:y1="2.027cm" svg:x2="9.862cm" svg:y2="0.272cm"><text:p/></draw:line></text:p>
      <text:p text:style-name="P18"/>
      <text:p text:style-name="P18"/>
      <text:p text:style-name="P18"/>
      <text:p text:style-name="P18"><draw:frame text:anchor-type="paragraph" draw:z-index="1" draw:style-name="gr2" svg:width="7.887cm" svg:height="4.871cm" svg:x="0.321cm" svg:y="0.215cm"><draw:text-box><text:p>Class Arbeiter:Besch</text:p><text:p>--------------------------------------</text:p><text:p text:style-name="P42">public Methods:</text:p><text:p text:style-name="P42"><text:s text:c="2"/>Arbeiter(String Name, float Lohn);</text:p><text:p text:style-name="P42"><text:s text:c="2"/>void setLohn(float StdLohn);</text:p><text:p text:style-name="P42"><text:s text:c="2"/>void set Std(int Std);</text:p><text:p text:style-name="P42">Private Data:</text:p><text:p text:style-name="P42"><text:s text:c="2"/>float Lohn;</text:p><text:p text:style-name="P42"><text:s text:c="2"/>int Stunden;</text:p><text:p text:style-name="P42"/></draw:text-box></draw:frame><draw:frame text:anchor-type="paragraph" draw:z-index="2" draw:style-name="gr2" svg:width="7.887cm" svg:height="3.897cm" svg:x="9.047cm" svg:y="0.189cm"><draw:text-box><text:p>Class Angest:Besch</text:p><text:p>--------------------------------------</text:p><text:p text:style-name="P42">public Methods:</text:p><text:p text:style-name="P42"><text:s text:c="2"/>Angest(String Name, float Gehalt);</text:p><text:p text:style-name="P42"><text:s text:c="2"/>void setGehalt(float Geh);</text:p><text:p text:style-name="P42">Private Data:</text:p><text:p text:style-name="P42"><text:s text:c="2"/>float Gehalt;</text:p><text:p text:style-name="P42"/></draw:text-box></draw:frame></text:p>
      <text:p text:style-name="P18"/>
      <text:p text:style-name="P18"/>
      <text:p text:style-name="P18"/>
      <text:p text:style-name="P18"/>
      <text:p text:style-name="P18"/>
      <text:p text:style-name="P18"/>
      <text:p text:style-name="P18"/>
      <text:p text:style-name="P18"/>
      <text:p text:style-name="P18"><draw:caption text:anchor-type="paragraph" draw:z-index="10" draw:style-name="gr10" svg:width="4.045cm" svg:height="0.976cm" svg:x="12.457cm" svg:y="0.058cm" draw:caption-point-x="-2.341cm" draw:caption-point-y="-0.355cm"><text:p>(direkt) abgeleitete Klasse</text:p></draw:caption></text:p>
      <text:p text:style-name="P18"/>
      <text:p text:style-name="P18"><draw:caption text:anchor-type="paragraph" draw:z-index="9" draw:style-name="gr10" svg:width="4.045cm" svg:height="0.976cm" svg:x="3.272cm" svg:y="0.092cm" draw:caption-point-x="-2.341cm" draw:caption-point-y="-0.356cm"><text:p>(direkt) abgeleitete Klasse</text:p></draw:caption></text:p>
      <text:p text:style-name="P18"/>
      <text:p text:style-name="P18"/>
      <text:p text:style-name="P18"/>
      <text:p text:style-name="P18"/>
      <text:p text:style-name="P18"/>
      <text:p text:style-name="P18">Darstellung im Speicher:</text:p>
      <text:p text:style-name="P18"/>
      <table:table table:name="Tabelle1" table:style-name="Tabelle1">
        <table:table-column table:style-name="Tabelle1.A" table:number-columns-repeated="3"/>
        <table:table-row>
          <table:table-cell table:style-name="Tabelle1.A1" office:value-type="string">
            <text:p text:style-name="P24">Besch:</text:p>
          </table:table-cell>
          <table:table-cell table:style-name="Tabelle1.A1" office:value-type="string">
            <text:p text:style-name="P24">Arbeiter:</text:p>
          </table:table-cell>
          <table:table-cell table:style-name="Tabelle1.C1" office:value-type="string">
            <text:p text:style-name="P24">Angest:</text:p>
          </table:table-cell>
        </table:table-row>
        <table:table-row table:style-name="Tabelle1.2">
          <table:table-cell table:style-name="Tabelle1.A2" office:value-type="string">
            <text:p text:style-name="P24"><draw:frame text:anchor-type="paragraph" draw:z-index="5" draw:style-name="gr4" svg:width="2.825cm" svg:height="0.662cm" svg:x="0.173cm" svg:y="0.215cm"><draw:text-box><text:p>HansLehmann</text:p></draw:text-box></draw:frame></text:p>
            <text:p text:style-name="P24"/>
            <text:p text:style-name="P24"/>
            <text:p text:style-name="P24"/>
            <text:p text:style-name="P24"/>
          </table:table-cell>
          <table:table-cell table:style-name="Tabelle1.A2" office:value-type="string">
            <text:p text:style-name="P24"><draw:g text:anchor-type="paragraph" draw:z-index="6" draw:style-name="gr5"><draw:frame draw:style-name="gr6" svg:width="2.825cm" svg:height="0.662cm" svg:x="0.173cm" svg:y="0.215cm"><draw:text-box><text:p>HansLehmann</text:p></draw:text-box></draw:frame><draw:frame draw:style-name="gr7" svg:width="1.705cm" svg:height="0.638cm" svg:x="0.173cm" svg:y="0.876cm"><draw:text-box><text:p>6,74</text:p></draw:text-box></draw:frame><draw:frame draw:style-name="gr8" svg:width="1.705cm" svg:height="0.689cm" svg:x="0.173cm" svg:y="1.513cm"><draw:text-box><text:p/></draw:text-box></draw:frame></draw:g></text:p>
          </table:table-cell>
          <table:table-cell table:style-name="Tabelle1.C2" office:value-type="string">
            <text:p text:style-name="P24"><draw:g text:anchor-type="paragraph" draw:z-index="7" draw:style-name="gr5"><draw:frame draw:style-name="gr6" svg:width="2.825cm" svg:height="0.662cm" svg:x="0.173cm" svg:y="0.215cm"><draw:text-box><text:p>HansLehmann</text:p></draw:text-box></draw:frame><draw:frame draw:style-name="gr7" svg:width="1.705cm" svg:height="0.638cm" svg:x="0.173cm" svg:y="0.876cm"><draw:text-box><text:p>3256,67</text:p></draw:text-box></draw:frame></draw:g></text:p>
          </table:table-cell>
        </table:table-row>
      </table:table>
      <text:p text:style-name="P18"/>
      <text:p text:style-name="P18">Memberdaten werden für jedes Objekt neu angelegt, Methoden liegen für alle Objekte im Codesegment, sie existieren für alle Objekte ein mal.</text:p>
      <text:p text:style-name="P18"/>
      <text:p text:style-name="P9"/>
      <text:p text:style-name="P9"/>
      <text:p text:style-name="P9"/>
      <text:p text:style-name="P9"/>
      <text:p text:style-name="P9"><text:soft-page-break/></text:p>
      <text:p text:style-name="P9"/>
      <text:p text:style-name="P9"/>
      <text:p text:style-name="P9">class Haendler : public Arbeiter</text:p>
      <text:p text:style-name="P9">{</text:p>
      <text:p text:style-name="P9"><text:s text:c="2"/>public:Haendler(String Name,float Lohn,<text:tab/><text:tab/> <text:s text:c="8"/><text:tab/><text:tab/><text:tab/><text:tab/> <text:s text:c="13"/>float Komm);</text:p>
      <text:p text:style-name="P9"><text:s text:c="2"/><text:tab/><text:tab/>void setKomm(float Komm);</text:p>
      <text:p text:style-name="P9"><text:tab/><text:tab/>void setUmsatz(float Umsatz);</text:p>
      <text:p text:style-name="P9"/>
      <text:p text:style-name="P9"><text:s text:c="2"/>private:<text:tab/>float Komm, Umsatz;</text:p>
      <text:p text:style-name="P21">};</text:p>
      <text:p text:style-name="P18"/>
      <text:p text:style-name="P18"><draw:g text:anchor-type="paragraph" draw:z-index="11" draw:style-name="gr5"><draw:frame draw:style-name="gr11" draw:text-style-name="P42" svg:width="7.252cm" svg:height="3.41cm" svg:x="4.757cm" svg:y="0.092cm"><draw:text-box><text:p text:style-name="P42">Class Besch</text:p><text:p text:style-name="P42">---------------------------------------------------</text:p><text:p text:style-name="P42">public Methods:</text:p><text:p text:style-name="P42"><text:s text:c="2"/>Besch(String Name);</text:p><text:p text:style-name="P42"><text:s text:c="2"/>void setName(String Name);</text:p><text:p text:style-name="P42">private Data:</text:p><text:p text:style-name="P42"><text:s text:c="2"/>String Name;</text:p></draw:text-box></draw:frame><draw:frame draw:style-name="gr12" svg:width="7.887cm" svg:height="4.871cm" svg:x="0.245cm" svg:y="5.304cm"><draw:text-box><text:p>Class Arbeiter:Besch</text:p><text:p>--------------------------------------</text:p><text:p text:style-name="P42">public Methods:</text:p><text:p text:style-name="P42"><text:s text:c="2"/>Arbeiter(String Name, float Lohn);</text:p><text:p text:style-name="P42"><text:s text:c="2"/>void setLohn(float StdLohn);</text:p><text:p text:style-name="P42"><text:s text:c="2"/>void set Std(int Std);</text:p><text:p text:style-name="P42">private Data:</text:p><text:p text:style-name="P42"><text:s text:c="2"/>float Lohn;</text:p><text:p text:style-name="P42"><text:s text:c="2"/>int Stunden;</text:p><text:p text:style-name="P42"/></draw:text-box></draw:frame><draw:frame draw:style-name="gr12" svg:width="7.887cm" svg:height="3.897cm" svg:x="8.639cm" svg:y="5.301cm"><draw:text-box><text:p>Class Angest:Besch</text:p><text:p>--------------------------------------</text:p><text:p text:style-name="P42">public Methods:</text:p><text:p text:style-name="P42"><text:s text:c="2"/>Angest(String Name, float Gehalt);</text:p><text:p text:style-name="P42"><text:s text:c="2"/>void setGehalt(float Geh);</text:p><text:p text:style-name="P42">private Data:</text:p><text:p text:style-name="P42"><text:s text:c="2"/>float Gehalt;</text:p><text:p text:style-name="P42"/></draw:text-box></draw:frame><draw:line draw:style-name="gr13" draw:text-style-name="P43" svg:x1="3.196cm" svg:y1="5.209cm" svg:x2="7.165cm" svg:y2="3.503cm"><text:p/></draw:line><draw:line draw:style-name="gr13" draw:text-style-name="P43" svg:x1="12.607cm" svg:y1="5.258cm" svg:x2="9.988cm" svg:y2="3.503cm"><text:p/></draw:line><draw:frame draw:style-name="gr14" svg:width="7.76cm" svg:height="5.358cm" svg:x="0.213cm" svg:y="12.233cm"><draw:text-box><text:p>Class Haendler: Arbeiter</text:p><text:p>---------------------------------------------------</text:p><text:p>public Mathods:</text:p><text:p><text:s text:c="2"/>Haendler(String Name, float Lohn,</text:p><text:p><text:s text:c="18"/>float Provision);</text:p><text:p><text:s text:c="2"/>void setProvision(float Provision);</text:p><text:p><text:s text:c="2"/>void setUmsatz(double Umsatz);</text:p><text:p text:style-name="P42">private Data:</text:p><text:p><text:s text:c="2"/>Float Provision;</text:p><text:p><text:s text:c="2"/>Double Umsatz;</text:p><text:p/></draw:text-box></draw:frame><draw:line draw:style-name="gr13" draw:text-style-name="P43" svg:x1="3.78cm" svg:y1="12.232cm" svg:x2="3.78cm" svg:y2="10.174cm"><text:p/></draw:line><draw:caption draw:style-name="gr15" svg:width="5.419cm" svg:height="2.19cm" svg:x="10.93cm" svg:y="11.224cm" draw:caption-point-x="-2.958cm" draw:caption-point-y="2.877cm"><text:p>Abgeleitete klasse von Besch und Arbeiter</text:p><text:p>Direkt abgeleitete Klasse von Arbeiter</text:p></draw:caption></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746749016" text:style-name="L1">
        <text:list-item>
          <text:p text:style-name="P27">Vererbung <text:s/>bedeutet hier Erweiterung der Basisklasse.</text:p>
        </text:list-item>
        <text:list-item>
          <text:p text:style-name="P27">In der abgeleiteten Klasse werden die zusätzlichen Daten/Methoden definiert.</text:p>
        </text:list-item>
        <text:list-item>
          <text:p text:style-name="P27">Jede Instanz einer abgeleiteten Klasse enthält alle eigenen und alle geerbten Memberdaten</text:p>
        </text:list-item>
        <text:list-item>
          <text:p text:style-name="P27">private Daten der Basisklasse sind in der abgeleiteten Klasse nicht sichtbar, es kann nur über Methoden auf sie zugegriffen werden.</text:p>
        </text:list-item>
        <text:list-item>
          <text:p text:style-name="P27">Es ist gleichgültig, ob Klassen mit class oder struct eingeleitet werden.</text:p>
        </text:list-item>
        <text:list-item>
          <text:p text:style-name="P27">Ein Objekt einer abgeleiteten Klasse ist sowohl vom Typ der eigenen Klasse, als auch vom Typ aller Basisklassen. </text:p>
        </text:list-item>
      </text:list>
      <text:p text:style-name="P4"/>
      <text:p text:style-name="P4">Zur Implementierung:</text:p>
      <text:p text:style-name="P4"/>
      <text:p text:style-name="P4">Die Methoden werden in gewohnter Weise im C++-File oder inline im Headerfile implementiert. </text:p>
      <text:p text:style-name="P4">Constructoren sollten Basisinitialisierer nutzen.</text:p>
      <text:p text:style-name="P4"/>
      <text:p text:style-name="P11"><text:span text:style-name="T2">Arbeiter::Arbeiter</text:span><text:span text:style-name="T3">( String name, float StdLohn):Besch(name)</text:span></text:p>
      <text:p text:style-name="P7">{</text:p>
      <text:p text:style-name="P7"><text:s text:c="2"/>Lohn= StdLohn;</text:p>
      <text:p text:style-name="P7">}</text:p>
      <text:p text:style-name="P4"/>
      <text:p text:style-name="P4"/>
      <text:p text:style-name="P8"/>
      <text:p text:style-name="P1">Redefinition von Memberfunktionen (Überschreiben von Funktionen)</text:p>
      <text:p text:style-name="P1"/>
      <text:p text:style-name="P5">Erweitern wir die Klassen des Beispiels um eine Methode double calc(); </text:p>
      <text:p text:style-name="P5"/>
      <text:p text:style-name="P6">double Arbeiter::calc()const</text:p>
      <text:p text:style-name="P6">{return Lohn*Stunden;}</text:p>
      <text:p text:style-name="P6"/>
      <text:p text:style-name="P6">double Angest::calc()const</text:p>
      <text:p text:style-name="P6">{return Gehalt;}</text:p>
      <text:p text:style-name="P1"/>
      <text:p text:style-name="P6">double Haendler::calc()const</text:p>
      <text:p text:style-name="P6">{return Arbeiter::calc()+Umsatz*Provision;}</text:p>
      <text:p text:style-name="P6"/>
      <text:p text:style-name="P1"/>
      <text:p text:style-name="P1"/>
      <text:list xml:id="list1806524561" text:style-name="L2">
        <text:list-item>
          <text:p text:style-name="P29">Memberfunktionen können in abgeleiteten Klassen redefiniert werden.</text:p>
        </text:list-item>
        <text:list-item>
          <text:p text:style-name="P29">Es erfolgt eine <text:span text:style-name="T1">Spezialisierung</text:span> einer Klasse.</text:p>
        </text:list-item>
        <text:list-item>
          <text:p text:style-name="P29">Mit Hilfe des scope-Operator können die Memberfunktionen der Basisklassen aufgerufen werden.</text:p>
        </text:list-item>
        <text:list-item>
          <text:p text:style-name="P29">Über den Typ eines Objekts wird automatisch die richtige Funktion ausgewählt.</text:p>
        </text:list-item>
        <text:list-item>
          <text:p text:style-name="P29">Wird eine Memberfunktion über einen Pointer aufgerufen, so bestimmt der Typ des Pointers, welche <text:s text:c="3"/>Funktion ausgeführt wird, nicht der tatsächliche Typ des Objektes.</text:p>
        </text:list-item>
        <text:list-item>
          <text:p text:style-name="P29"><text:soft-page-break/>Vererbung erzeugt einen speziellen Klassentyp auf der Grundlage eines anderen Klassentyps, ein Objekt einer abgeleiteten Klasse ist ein erweitertes/spezialisiertes Objekt der Basisklasse.</text:p>
        </text:list-item>
      </text:list>
      <text:p text:style-name="P4"/>
      <text:p text:style-name="P4"/>
      <text:p text:style-name="P2">Pointer und Vererbung</text:p>
      <text:p text:style-name="P4"/>
      <text:list xml:id="list387271780" text:style-name="L3">
        <text:list-item>
          <text:p text:style-name="P28">Pointer ist vom selben Typ, wie das Objekt auf das der Pointer zeigt.</text:p>
          <text:p text:style-name="P28">Dieser Fall ist trivial, über den Pointer sind alle die Member, die auch über den .-Operator beim Zugriff auf das Objekt selbst sichtbar sind, <text:s/>erreichbar.</text:p>
        </text:list-item>
        <text:list-item>
          <text:p text:style-name="P28">Pointer ist vom Typ einer Basisklasse des Objektes auf das er zeigt.</text:p>
          <text:p text:style-name="P37"><text:span text:style-name="T2">Über den Pointer werden nur die Member der Basisklasse von deren Typ der Pointer ist erreicht. Das Objekt auf das der Pointer zeigt, wird gewissermaßemn als Objekt der Basisklasse betrachtet, obwohl es ein Objekt einer abgeleiteten Klasse ist. (</text:span><text:span text:style-name="T4">Upcast</text:span><text:span text:style-name="T2">)</text:span></text:p>
        </text:list-item>
        <text:list-item>
          <text:p text:style-name="P37"><text:span text:style-name="T2">Pointer ist vom Typ einer abgeleiteten Klasse und soll auf ein Objekt einer Basisklasse zeigen. (</text:span><text:span text:style-name="T4">Downcast</text:span><text:span text:style-name="T2">)</text:span></text:p>
          <text:p text:style-name="P28">Für eine solche Pointerzuweisung ist ein expliziter cast nötig. Dieser Fall ist auch zu vermeiden, da Member, die über den Pointer erreichbar wären, in vielen Fällen gar nicht existieren. Ein Speicherfehler wäre die Folge.</text:p>
          <text:p text:style-name="P28"/>
          <text:p text:style-name="P28">Merkhilfe: UP- Down -cast entsprechend der Richtung im Klassendiagramm</text:p>
        </text:list-item>
      </text:list>
      <text:p text:style-name="P16"/>
      <text:p text:style-name="P18">Interessant ist die Arbeit mit Pointern für Datencollections, wie Listen oder Arrays. Eine Collection kann hier Pointer der Basisklasse verwalten, die dann zurückkonvertiert werden in den originalen Typ. Hierzu wäre allerdings die Kennzeichnung der Objekte in einem gesonderten Member nötig.</text:p>
      <text:p text:style-name="P17"/>
      <text:p text:style-name="P20">Beispiel wäre ein Array oder eine Liste von Beschäftigten, die sowohl Arbeiter, Angestellte oder Händler sein können.</text:p>
      <text:p text:style-name="P19"/>
      <text:p text:style-name="P1">Virtuelle Funktionen</text:p>
      <text:p text:style-name="P8"/>
      <text:p text:style-name="P8">Als virtual kennzeichnet man Funktionen, von denen man weiß, dass sie in abgeleiteten Klassen überschrieben werden</text:p>
      <text:p text:style-name="P8"/>
      <text:p text:style-name="P12">virtual <text:span text:style-name="T5">double calc()const</text:span></text:p>
      <text:p text:style-name="P8"/>
      <text:list xml:id="list431823065" text:style-name="L4">
        <text:list-item>
          <text:p text:style-name="P30">Ruft man eine virtuelle Funktion über den Pointer der Basisklasse auf, so verhält sich eine virtuelle Klasse anders als eine überschriebene Methode. Es wird die Memberfunktion der abgeleiteten Klasse, die dem tatsächlichen Typ des Objektes zugehört, ausgeführt. </text:p>
        </text:list-item>
        <text:list-item>
          <text:p text:style-name="P30">Die Möglichkeit, eine Memberfunktion eines Objektes ohne dessen genauen Typ zu kennen, aufrufen zu können, nennt man Polymorphie.</text:p>
        </text:list-item>
        <text:list-item>
          <text:p text:style-name="P30">Als Konsequenz ergibt sich, dass man nicht alle abgeleiteten Klassen einer Basisklasse kennen muss, um mit der Klasse sinnvoll arbeiten zu können.</text:p>
        </text:list-item>
      </text:list>
      <text:p text:style-name="P1"/>
      <text:p text:style-name="P1">Dynamische Bindung</text:p>
      <text:p text:style-name="P8"/>
      <text:list xml:id="list1410903991" text:style-name="L5">
        <text:list-item>
          <text:p text:style-name="P38"><text:span text:style-name="T2">Der Compiler muss einen Code generieren, der es gestattet, die wirklich auszuführende Funktion erst zur Laufzeit des Programms zuzuordnen, diese Technik wird dynamisches </text:span><text:soft-page-break/><text:span text:style-name="T2">Binden oder späte Bindung genannt.</text:span></text:p>
        </text:list-item>
        <text:list-item>
          <text:p text:style-name="P31">Dynamische Bindung erlaubt, das Verhalten bereits übersetzten Codes variabel zu halten.</text:p>
        </text:list-item>
        <text:list-item>
          <text:p text:style-name="P31">Diese Technik gestattet es, weitere Ableitungen einer Basisklasse in extra Quellfiles zu formulieren und nur diese zu übersetzen und zu den anderen Moduln zu linken. Sie sind dann in Verbindung mit der Basisklasse genauso benutzbar, wie die bereits existierenden Ableitungen.</text:p>
        </text:list-item>
      </text:list>
      <text:p text:style-name="P1"/>
      <text:p text:style-name="P1">Implementation dynamischer Funktionen</text:p>
      <text:p text:style-name="P8"/>
      <text:list xml:id="list100662295" text:style-name="L6">
        <text:list-item>
          <text:p text:style-name="P32">Virtuelle Funktionen benötigen sehr wenig Overhead, kaum mehr, als gewöhnliche Funktionsaufrufe.</text:p>
        </text:list-item>
        <text:list-item>
          <text:p text:style-name="P32">In vielen Fällen kann statische Bindung erzeugt werden, immer dann, wenn der Objekttyp während der Kompilierung bekannt ist.</text:p>
        </text:list-item>
        <text:list-item>
          <text:p text:style-name="P32">Der Kompiler erzeugt eine Funktionspointertabelle (VMT-virtual method table) für jede Klasse, die virtu­elle Funktionen enthält. </text:p>
        </text:list-item>
        <text:list-item>
          <text:p text:style-name="P32">In der VMT ist für jede virtuelle Funktion ein Funktionspointer eingetragen, der auf die zur Klasse gehö­renden Memberfunktion zeigt. Das Objekt bringt gewissermaßen seine Memberfunktion mit.</text:p>
        </text:list-item>
        <text:list-item>
          <text:p text:style-name="P32">Enthält eine abgeleitete Klasse keine Definition der virtuellen Funktion, so wird die Adresse der virtuellen Funktion der Basisklasse eingetragen.</text:p>
        </text:list-item>
        <text:list-item>
          <text:p text:style-name="P32">Die VMT existiert für jede Klasse genau einmal, jedes Objekt der Klasse wird mit einem Zeiger auf die VMT ausgestattet, der Zeiger trägt das Attribut verborgen (hidden).</text:p>
        </text:list-item>
      </text:list>
      <text:p text:style-name="P8"/>
      <text:p text:style-name="P1">rein virtuelle Funktionen</text:p>
      <text:p text:style-name="P8"/>
      <text:p text:style-name="P8">Im vorliegenden Beispiel hat die Funktion</text:p>
      <text:p text:style-name="P13"/>
      <text:p text:style-name="P13">double Besch::calc()const;</text:p>
      <text:p text:style-name="P13"/>
      <text:p text:style-name="P14">eigentlich keinen Sinn, da keinerlei lohnrechnungsrelevante Informationen vorliegen. Abhiolfe schafft die „rein virtuelle Funktion“. Sie wird gebildet, in dem an Stelle des Funktionskörpert „=0“ angegeben wird.</text:p>
      <text:p text:style-name="P8"/>
      <text:p text:style-name="P13">double Besch::calc()const=0;</text:p>
      <text:p text:style-name="P16"/>
      <text:list xml:id="list534122997" text:style-name="L7">
        <text:list-item>
          <text:p text:style-name="P33">Es ist nicht möglich, Instanzen von Klassen, die rein virtuelle Funktionen enthalten, zu erzeugen.</text:p>
        </text:list-item>
        <text:list-item>
          <text:p text:style-name="P33">Es können nur Instanzen abgeleiteter Klassen, die Memberfunktionen für die rein virtuellen Funktionen der Basisklasse bereitstellen, erzeugt werden.</text:p>
        </text:list-item>
        <text:list-item>
          <text:p text:style-name="P33">Eine Klasse, die rein virtuelle Funktionen enthält, wird auch abstrakte Klasse genannt, weil von ihr keine Instanzen erzeugt werden können, wohl aber kann es Pointer auf abstrakte Klassen geben.</text:p>
        </text:list-item>
        <text:list-item>
          <text:p text:style-name="P33">Enthält eine abgeleitete Klasse keine Memberfunktion zu einer oder mehreren rein virtuellen Funktion(en) der Basisklasse, so ist auch sie eine abstrakte Klasse.</text:p>
        </text:list-item>
        <text:list-item>
          <text:p text:style-name="P33">Eine abstrakte Klasse lässt sich nicht von einer konkreten Klasse ableiten.</text:p>
        </text:list-item>
        <text:list-item>
          <text:p text:style-name="P33">Es kann sinnvoll sein, eine Klasse, die nur Definitionen rein virtueller Funktionen enthält, zu definieren (Interface bei Java)</text:p>
        </text:list-item>
      </text:list>
      <text:p text:style-name="P8"><text:soft-page-break/></text:p>
      <text:p text:style-name="P1">Destruktoren in abgeleiteten und Basisklassen</text:p>
      <text:p text:style-name="P8"/>
      <text:list xml:id="list523537448" text:style-name="L8">
        <text:list-item>
          <text:p text:style-name="P34">Ausführung des Destruktors der abgeleiteten Klasse, dann Ausführung des Destruktors der Basisklasse, wenn ein Objekt seine Gültigkeit verliert.</text:p>
        </text:list-item>
        <text:list-item>
          <text:p text:style-name="P34">Wird ein abgeleitetes Objekt, auf das ein Zeiger der Basisklasse zeigt mit delete vernichtet, so wird le­diglich der Destruktor der Basisklasse ausgeführt.</text:p>
        </text:list-item>
        <text:list-item>
          <text:p text:style-name="P34">Als Lösung sollte der Destruktor der Basisklasse als virtuelle Funktion vereinbart werden.</text:p>
        </text:list-item>
        <text:list-item>
          <text:p text:style-name="P34">Jede Klasse, die virtuelle Funktionen verwendet, sollte auch einen virtuellen Destruktor besitzen.</text:p>
        </text:list-item>
        <text:list-item>
          <text:p text:style-name="P34">Destruktoren können virtuell sein, Konstruktoren nicht.</text:p>
        </text:list-item>
      </text:list>
      <text:p text:style-name="P1"/>
      <text:p text:style-name="P1">Der Zugriffsmodifakator protected</text:p>
      <text:p text:style-name="P8"/>
      <text:p text:style-name="P16">- <text:s/><text:tab/>Protected member unterscheiden sich von private member darin, dass sie auch den Memberfunktionen direkt abgeleiteter Klassen bekannt sind.</text:p>
      <text:p text:style-name="P16">- <text:s/><text:tab/>Protected sollte sparsam verwendet werden, weil sonst Änderungen sehr aufwendig werden.</text:p>
      <text:p text:style-name="P16"/>
      <text:p text:style-name="P16"/>
      <text:p text:style-name="P1">Public und Private Basis-Klassen</text:p>
      <text:p text:style-name="P8"/>
      <text:p text:style-name="P8">- public<text:tab/>: Public-Member der Basisklasse sind auch public-Member der abgeleiteten Klasse</text:p>
      <text:p text:style-name="P8">- private : Public- und protected-Member der Basisklasse sind private-Member der abgeleiteten Klasse und </text:p>
      <text:p text:style-name="P8"><text:s text:c="18"/>somit in weiteren Ableitungen nicht bekannt;</text:p>
      <text:p text:style-name="P8"><text:s text:c="18"/>Privateableitungen sind sehr ungewöhnlich die implizite Konvertierung in ein Objekt der</text:p>
      <text:p text:style-name="P8"><text:s text:c="18"/>Basisklasse ist nicht möglich, auch Polymorphismus kann nicht zur Anwendung kommen.</text:p>
      <text:p text:style-name="P8">- <text:s/>Man spricht auch von Durchsichtigkeit/ Undurchsichtigkeit von Klassen in einer Klassenhierarchie.</text:p>
      <text:p text:style-name="P8">- <text:s/>Die generelle Undurchsichtigkeit kann für einzelne Klassenmember aufgehoben werden, in dem in der</text:p>
      <text:p text:style-name="P8"><text:s text:c="3"/>Klasse, die private abgeleitet ist, der Name des Members in Verbindung mit der Klasse, in der es deklariert</text:p>
      <text:p text:style-name="P8"><text:s text:c="3"/>ist, neu deklariert wird.</text:p>
      <text:p text:style-name="P8"/>
      <text:p text:style-name="P1">Mehrfachvererbung</text:p>
      <text:p text:style-name="P16"/>
      <text:list xml:id="list522599961" text:style-name="L9">
        <text:list-item>
          <text:p text:style-name="P35">Mehrfachvererbung: eine abgeleitete Klasse übernimmt die Eigenschaften (Member) mehrerer Basisklassen.</text:p>
        </text:list-item>
        <text:list-item>
          <text:p text:style-name="P35">Wenn eine Klasse mehrfach als indirekte Basisklasse vorkommt, erfordert die Auswahl von Memberfunktionen die Angabe des Klassennamens, deren Member die Funktion ist, weil der Kompiler keine eindeutige Zuordnung mehr treffen kann.</text:p>
        </text:list-item>
        <text:list-item>
          <text:p text:style-name="P35">Auch unterschiedliche Basisklassen können Member gleichen Namens enthalten, auch dann muss der Klassenname angegeben werden.</text:p>
        </text:list-item>
        <text:list-item>
          <text:p text:style-name="P35">Kompliziert wird es, wenn zwei Basisklassen von der selben gemeinsamen Basisklasse abgeleitet werden</text:p>
        </text:list-item>
      </text:list>
      <text:p text:style-name="P3"><text:soft-page-break/></text:p>
      <text:p text:style-name="P16"><draw:g text:anchor-type="paragraph" draw:z-index="12" draw:style-name="gr16"><draw:frame draw:style-name="gr11" draw:text-style-name="P42" svg:width="7.252cm" svg:height="3.41cm" svg:x="4.757cm" svg:y="0.092cm"><draw:text-box><text:p text:style-name="P42">Class Besch</text:p><text:p text:style-name="P42">---------------------------------------------------</text:p><text:p text:style-name="P42">public Methods:</text:p><text:p text:style-name="P42"><text:s text:c="2"/>Besch(String Name);</text:p><text:p text:style-name="P42"><text:s text:c="2"/>void setName(String Name);</text:p><text:p text:style-name="P42">private Data:</text:p><text:p text:style-name="P42"><text:s text:c="2"/>String Name;</text:p></draw:text-box></draw:frame><draw:frame draw:style-name="gr12" svg:width="7.887cm" svg:height="4.871cm" svg:x="0.245cm" svg:y="4.516cm"><draw:text-box><text:p>Class Arbeiter:Besch</text:p><text:p>--------------------------------------</text:p><text:p text:style-name="P42">public Methods:</text:p><text:p text:style-name="P42"><text:s text:c="2"/>Arbeiter(String Name, float Lohn);</text:p><text:p text:style-name="P42"><text:s text:c="2"/>void setLohn(float StdLohn);</text:p><text:p text:style-name="P42"><text:s text:c="2"/>void set Std(int Std);</text:p><text:p text:style-name="P42">private Data:</text:p><text:p text:style-name="P42"><text:s text:c="2"/>float Lohn;</text:p><text:p text:style-name="P42"><text:s text:c="2"/>int Stunden;</text:p><text:p text:style-name="P42"/></draw:text-box></draw:frame><draw:frame draw:style-name="gr17" svg:width="7.887cm" svg:height="4.707cm" svg:x="8.639cm" svg:y="4.491cm"><draw:text-box><text:p>Class Angest:Besch</text:p><text:p>--------------------------------------</text:p><text:p text:style-name="P42">public Methods:</text:p><text:p text:style-name="P42"><text:s text:c="2"/>Angest(String Name, float Gehalt);</text:p><text:p text:style-name="P42"><text:s text:c="2"/>void setGehalt(float Geh);</text:p><text:p text:style-name="P42">private Data:</text:p><text:p text:style-name="P42"><text:s text:c="2"/>float Gehalt;</text:p><text:p text:style-name="P42"/></draw:text-box></draw:frame><draw:line draw:style-name="gr13" draw:text-style-name="P43" svg:x1="3.45cm" svg:y1="4.493cm" svg:x2="7.165cm" svg:y2="3.503cm"><text:p/></draw:line><draw:line draw:style-name="gr13" draw:text-style-name="P43" svg:x1="12.608cm" svg:y1="4.493cm" svg:x2="9.989cm" svg:y2="3.503cm"><text:p/></draw:line><draw:frame draw:style-name="gr14" svg:width="7.76cm" svg:height="5.358cm" svg:x="0.035cm" svg:y="10.402cm"><draw:text-box><text:p>Class Haendler: Arbeiter</text:p><text:p>---------------------------------------------------</text:p><text:p>public Mathods:</text:p><text:p><text:s text:c="2"/>Haendler(String Name, float Lohn,</text:p><text:p><text:s text:c="18"/>float Provision);</text:p><text:p><text:s text:c="2"/>void setProvision(float Provision);</text:p><text:p><text:s text:c="2"/>void setUmsatz(double Umsatz);</text:p><text:p text:style-name="P42">private Data:</text:p><text:p><text:s text:c="2"/>Float Provision;</text:p><text:p><text:s text:c="2"/>Double Umsatz;</text:p><text:p/></draw:text-box></draw:frame><draw:line draw:style-name="gr13" draw:text-style-name="P43" svg:x1="3.907cm" svg:y1="10.393cm" svg:x2="3.907cm" svg:y2="9.386cm"><text:p/></draw:line><draw:frame draw:style-name="gr14" svg:width="7.76cm" svg:height="3.897cm" svg:x="4.741cm" svg:y="17.549cm"><draw:text-box><text:p>Class Manager: Haendler, Angest</text:p><text:p>---------------------------------------------------</text:p><text:p>public Mathods:</text:p><text:p><text:s text:c="2"/>Manager(. . . . . . .);</text:p><text:p><text:s text:c="3"/>. . .</text:p><text:p text:style-name="P42">private Data:</text:p><text:p/><text:p/></draw:text-box></draw:frame><draw:line draw:style-name="gr13" draw:text-style-name="P43" svg:x1="8.615cm" svg:y1="17.549cm" svg:x2="12.633cm" svg:y2="9.197cm"><text:p/></draw:line><draw:line draw:style-name="gr13" draw:text-style-name="P43" svg:x1="6.604cm" svg:y1="17.549cm" svg:x2="3.831cm" svg:y2="15.759cm"><text:p/></draw:line></draw:g></text:p>
      <text:list xml:id="list2157914018" text:continue-numbering="true" text:style-name="L9">
        <text:list-item>
          <text:p text:style-name="P41">Die Klasse Besch ist in der resultierenden Klasse 2x enthalten, damit auch das Member Name. (Experiment)</text:p>
        </text:list-item>
        <text:list-item>
          <text:p text:style-name="P35">Durch virtuelle Vererbung wird dieser Umstand vermieden, Die Klasse Besch wird in die resultierende Klasse nur ein mal aufgenuommen.</text:p>
        </text:list-item>
        <text:list-item>
          <text:p text:style-name="P35">Virtuelle Basisklasse: Virtual wird an den Stellen, an denen die Klasse die die Daten definiert, als direkte Basisklasse auftritt, angewendet.</text:p>
        </text:list-item>
        <text:list-item>
          <text:p text:style-name="P35">Merkwürdig: Memberinitialisierer werden nur ausgeführt, wenn sie im C++-File programmiert werden</text:p>
        </text:list-item>
        <text:list-item>
          <text:p text:style-name="P35">Merkwürdig: Memberinitialisierer werden nicht immer ausgeführt, wenn sie über mehrere Ebenen aufgerufen werden. (Name bei Verkäufer wird nicht initialisiert)</text:p>
        </text:list-item>
      </text:list>
      <text:p text:style-name="P3"/>
      <text:p text:style-name="P3"/>
      <text:p text:style-name="P36">Interfaces</text:p>
      <text:p text:style-name="P36"/>
      <text:list xml:id="list534945235" text:style-name="L10">
        <text:list-item>
          <text:p text:style-name="P39"><text:span text:style-name="T3">Klassen, die nur rein virtuelle Funktionen enthalten, nennt man auch Interfaces.</text:span></text:p>
        </text:list-item>
        <text:list-item>
          <text:p text:style-name="P39"><text:span text:style-name="T3">Sie werden verwendet, um Klassen davon abzuleiten, die die Funktionen dann implementieren.</text:span></text:p>
        </text:list-item>
        <text:list-item>
          <text:p text:style-name="P39"><text:span text:style-name="T3">Da sie kein Datenmember enthalten, treten obige Probleme nicht auf.</text:span></text:p>
        </text:list-item>
        <text:list-item>
          <text:p text:style-name="P39"><text:span text:style-name="T3">Sie stellen sicher, dass Obejkte, die ein Interface implementieren, über bestimmte Eigenschaften verfügen</text:span></text:p>
        </text:list-item>
      </text:list>
      <text:p text:style-name="Standard"><text:span text:style-name="T3"/></text:p>
      <text:p text:style-name="Standard"><text:span text:style-name="T3">Beispiel:</text:span></text:p>
      <text:p text:style-name="Standard"><text:span text:style-name="T3"/></text:p>
      <text:p text:style-name="P40"><text:span text:style-name="T3">// COBJECT.H 15.03.93</text:span></text:p>
      <text:p text:style-name="P40"><text:span text:style-name="T3">#if !defined _DEF_Object</text:span></text:p>
      <text:p text:style-name="P40"><text:span text:style-name="T3">#define <text:s text:c="4"/>_DEF_Object</text:span></text:p>
      <text:p text:style-name="P40"><text:span text:style-name="T3"></text:span></text:p>
      <text:p text:style-name="P40"><text:span text:style-name="T3">class COBJ</text:span></text:p>
      <text:p text:style-name="P40"><text:span text:style-name="T3">{</text:span></text:p>
      <text:p text:style-name="P40"><text:span text:style-name="T3"><text:s text:c="2"/>public:</text:span></text:p>
      <text:p text:style-name="P40"><text:span text:style-name="T3"><text:s text:c="2"/>virtual int operator==(const COBJ &amp;Other) const= 0;</text:span></text:p>
      <text:p text:style-name="P40"><text:span text:style-name="T3"><text:s text:c="2"/>virtual int operator&lt; (const COBJ &amp;Other) const= 0;</text:span></text:p>
      <text:p text:style-name="P40"><text:span text:style-name="T3">};</text:span></text:p>
      <text:p text:style-name="P40"><text:span text:style-name="T3"></text:span></text:p>
      <text:p text:style-name="P40"><text:span text:style-name="T3">#endif</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CPP Vererbung<text:tab/><text:date style:data-style-name="N37" text:date-value="2013-04-28T22:56:01" text:fixed="true">28.04.13</text:date><text:tab/><text:page-number text:select-page="current">1</text:page-number></text:p>
      </style:header>
      <style:footer>
        <text:p text:style-name="Footer">A. Be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ld Beck</meta:initial-creator>
    <meta:creation-date>2013-04-28T10:29:58</meta:creation-date>
    <dc:date>2013-05-14T23:22:43</dc:date>
    <dc:creator>Arnold Beck</dc:creator>
    <meta:editing-duration>PT1H22M56S</meta:editing-duration>
    <meta:editing-cycles>4</meta:editing-cycles>
    <meta:generator>LibreOffice/3.4$Linux LibreOffice_project/340m1$Build-402</meta:generator>
    <meta:printed-by>Arnold Beck</meta:printed-by>
    <meta:print-date>2013-04-28T22:56:23</meta:print-date>
    <meta:document-statistic meta:table-count="1" meta:image-count="0" meta:object-count="0" meta:page-count="9" meta:paragraph-count="155" meta:word-count="1562" meta:character-count="11272" meta:non-whitespace-character-count="9749"/>
  </office:meta>
</office:document-meta>
</file>